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fo:font-size="8pt" style:font-size-asian="8pt" style:font-size-complex="8pt"/>
    </style:style>
    <style:style style:name="P2"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9ca1d" officeooo:paragraph-rsid="0019ca1d" style:font-size-asian="8pt" style:font-size-complex="8pt"/>
    </style:style>
    <style:style style:name="P3"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cbbcf" officeooo:paragraph-rsid="001dfc59" style:font-size-asian="8pt" style:font-size-complex="8pt"/>
    </style:style>
    <style:style style:name="P4"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81b45" style:font-size-asian="8pt" style:font-size-complex="8pt"/>
    </style:style>
    <style:style style:name="P5"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5274a" officeooo:paragraph-rsid="001b61cb" style:font-size-asian="8pt" style:font-size-complex="8pt"/>
    </style:style>
    <style:style style:name="P6"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16d147" style:font-size-asian="8pt" style:font-size-complex="8pt"/>
    </style:style>
    <style:style style:name="P7"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181e76" style:font-size-asian="8pt" style:font-size-complex="8pt"/>
    </style:style>
    <style:style style:name="P8"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1b61cb" style:font-size-asian="8pt" style:font-size-complex="8pt"/>
    </style:style>
    <style:style style:name="P9"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2002e2" style:font-size-asian="8pt" style:font-size-complex="8pt"/>
    </style:style>
    <style:style style:name="P10"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b61cb" officeooo:paragraph-rsid="001b61cb" style:font-size-asian="8pt" style:font-size-complex="8pt"/>
    </style:style>
    <style:style style:name="P11"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style:font-size-asian="8pt" style:font-size-complex="8pt"/>
    </style:style>
    <style:style style:name="P12"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paragraph-rsid="0019ca1d" style:font-size-asian="8pt" style:font-size-complex="8pt"/>
    </style:style>
    <style:style style:name="P13"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paragraph-rsid="002002e2" style:font-size-asian="8pt" style:font-size-complex="8pt"/>
    </style:style>
    <style:style style:name="P14"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paragraph-rsid="0022e54b" style:font-size-asian="8pt" style:font-size-complex="8pt"/>
    </style:style>
    <style:style style:name="P15"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b61cb" officeooo:paragraph-rsid="001b61cb" style:font-size-asian="8pt" style:font-weight-asian="bold" style:font-size-complex="8pt" style:font-weight-complex="bold"/>
    </style:style>
    <style:style style:name="P16"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cbbcf" officeooo:paragraph-rsid="001cbbcf" style:font-size-asian="8pt" style:font-weight-asian="bold" style:font-size-complex="8pt" style:font-weight-complex="bold"/>
    </style:style>
    <style:style style:name="P17"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81b45" style:font-size-asian="8pt" style:font-weight-asian="bold" style:font-size-complex="8pt" style:font-weight-complex="bold"/>
    </style:style>
    <style:style style:name="P18"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81b45" officeooo:paragraph-rsid="0022e54b" style:font-size-asian="8pt" style:font-weight-asian="bold" style:font-size-complex="8pt" style:font-weight-complex="bold"/>
    </style:style>
    <style:style style:name="P19"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bold" officeooo:rsid="00181b45" officeooo:paragraph-rsid="001b61cb" style:font-size-asian="8pt" style:font-size-complex="8pt"/>
    </style:style>
    <style:style style:name="P20"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5274a" officeooo:paragraph-rsid="001fd9d6" style:font-size-asian="8pt" style:font-size-complex="8pt"/>
    </style:style>
    <style:style style:name="P21"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cbbcf" officeooo:paragraph-rsid="001dfc59" style:font-size-asian="8pt" style:font-size-complex="8pt"/>
    </style:style>
    <style:style style:name="P22"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16d147" officeooo:paragraph-rsid="001b61cb" style:font-size-asian="8pt" style:font-size-complex="8pt"/>
    </style:style>
    <style:style style:name="P23"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215a05" officeooo:paragraph-rsid="00215a05" style:font-size-asian="8pt" style:font-size-complex="8pt"/>
    </style:style>
    <style:style style:name="P24"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2002e2" officeooo:paragraph-rsid="00215a05" style:font-size-asian="8pt" style:font-size-complex="8pt"/>
    </style:style>
    <style:style style:name="P25" style:family="paragraph" style:parent-style-name="Text_20_body">
      <style:paragraph-properties fo:margin-left="0in" fo:margin-right="0in" fo:line-height="100%" fo:orphans="2" fo:widows="2" fo:text-indent="0in" style:auto-text-indent="false" style:writing-mode="lr-tb"/>
      <style:text-properties fo:font-variant="normal" fo:text-transform="none" fo:color="#222222" style:font-name="arial" fo:font-size="8pt" fo:letter-spacing="normal" fo:font-style="normal" fo:font-weight="normal" officeooo:rsid="002002e2" officeooo:paragraph-rsid="002002e2" style:font-size-asian="8pt" style:font-size-complex="8pt"/>
    </style:style>
    <style:style style:name="T1" style:family="text">
      <style:text-properties officeooo:rsid="0015274a"/>
    </style:style>
    <style:style style:name="T2" style:family="text">
      <style:text-properties officeooo:rsid="0016d147"/>
    </style:style>
    <style:style style:name="T3" style:family="text">
      <style:text-properties officeooo:rsid="00181b45"/>
    </style:style>
    <style:style style:name="T4" style:family="text">
      <style:text-properties officeooo:rsid="00181e76"/>
    </style:style>
    <style:style style:name="T5" style:family="text">
      <style:text-properties fo:font-style="italic" officeooo:rsid="00181e76" style:font-style-asian="italic" style:font-style-complex="italic"/>
    </style:style>
    <style:style style:name="T6" style:family="text">
      <style:text-properties fo:font-style="italic" officeooo:rsid="00181e76" style:font-style-asian="italic" style:font-weight-asian="bold" style:font-style-complex="italic" style:font-weight-complex="bold"/>
    </style:style>
    <style:style style:name="T7" style:family="text">
      <style:text-properties fo:font-style="italic" officeooo:rsid="001b61cb"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weight="bold" officeooo:rsid="0016d147" style:font-weight-asian="bold" style:font-weight-complex="bold"/>
    </style:style>
    <style:style style:name="T10" style:family="text">
      <style:text-properties fo:font-weight="bold" officeooo:rsid="00181b45" style:font-weight-asian="bold" style:font-weight-complex="bold"/>
    </style:style>
    <style:style style:name="T11" style:family="text">
      <style:text-properties fo:font-weight="bold" officeooo:rsid="0019ca1d" style:font-weight-asian="bold" style:font-weight-complex="bold"/>
    </style:style>
    <style:style style:name="T12" style:family="text">
      <style:text-properties fo:font-weight="bold" officeooo:rsid="002002e2" style:font-weight-asian="bold" style:font-weight-complex="bold"/>
    </style:style>
    <style:style style:name="T13" style:family="text">
      <style:text-properties officeooo:rsid="001b61cb"/>
    </style:style>
    <style:style style:name="T14" style:family="text">
      <style:text-properties officeooo:rsid="001cbbcf"/>
    </style:style>
    <style:style style:name="T15" style:family="text">
      <style:text-properties officeooo:rsid="001dfc59"/>
    </style:style>
    <style:style style:name="T16" style:family="text">
      <style:text-properties officeooo:rsid="001fd9d6"/>
    </style:style>
    <style:style style:name="T17" style:family="text">
      <style:text-properties style:font-weight-asian="normal" style:font-weight-complex="normal"/>
    </style:style>
    <style:style style:name="T18" style:family="text">
      <style:text-properties officeooo:rsid="002002e2"/>
    </style:style>
    <style:style style:name="T19" style:family="text">
      <style:text-properties officeooo:rsid="00215a05"/>
    </style:style>
    <style:style style:name="T20" style:family="text">
      <style:text-properties style:font-weight-asian="bold" style:font-weight-complex="bold"/>
    </style:style>
    <style:style style:name="T21" style:family="text">
      <style:text-properties officeooo:rsid="0022e5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5"><text:span text:style-name="T14">What is </text:span>HomeMaker?</text:p>
      <text:p text:style-name="P12"><text:span text:style-name="T13">A very basic script is t</text:span>o automate all of the tedious steps involved in setting up a new <text:span text:style-name="T13">Linux </text:span>installation, ensuring that all of the programs, configurations and settings <text:span text:style-name="T3">I </text:span>can't function without are <text:span text:style-name="T1">in place and ready to go without having to manually do all of the work</text:span>. <text:span text:style-name="T1">I do a fair amount of distro hopping, and saving myself these steps is a huge time-saver. </text:span></text:p>
      <text:p text:style-name="P2"><text:span text:style-name="T14">Most</text:span> of this script (and the packages and repos it installs) is devoted to <text:span text:style-name="T14">implementing </text:span>changes that optimize a system for audio production, <text:span text:style-name="T14">as well as changes that make it easier to manage resources on a multi-boot computer with multiple Linux installations, such as creating links within the home directory to a separate, common data partition.</text:span></text:p>
      <text:p text:style-name="P20">This script utilizes various sub-scripts, files, and directories, the structure of which has been designed to facilitate organization, identification, and above all, customization and modulatiry. To that end, I have attempted to document (perhaps excessively) everything and anything.</text:p>
      <text:p text:style-name="P20"/>
      <text:p text:style-name="P16">Why the Name?</text:p>
      <text:p text:style-name="P3"><text:span text:style-name="T15">Because i</text:span>t’s descriptive <text:span text:style-name="T15">(which means I’m more likely to remember what it does three years from now when I’m working with even fewer brain cells than I have now).</text:span> Among other things, the script <text:span text:style-name="T15">transforms</text:span> <text:span text:style-name="T15">the barren</text:span> home directory <text:span text:style-name="T15">of a newly installed distribution into something useful and</text:span> more like... home. </text:p>
      <text:p text:style-name="P3">Also, it’s easier than saying “That script that installs all that software, creates a bunch of symlinks, and changes a couple of configurations.”</text:p>
      <text:p text:style-name="P3"/>
      <text:p text:style-name="P18">Considerations <text:span text:style-name="T21">and </text:span>Disclaimer</text:p>
      <text:p text:style-name="P14"><text:span text:style-name="T15">T</text:span>his script <text:span text:style-name="T15">should</text:span> work on <text:span text:style-name="T15">most </text:span>arch-based systems (using official arch repos and the aur) and <text:span text:style-name="T15">most </text:span>Ubuntu-based systems (16.04 minimum). <text:span text:style-name="T16">Other Distributions are not supported. </text:span></text:p>
      <text:p text:style-name="P14"><text:span text:style-name="T16">T</text:span>o speed up <text:span text:style-name="T16">software installation</text:span> <text:span text:style-name="T15">the script may utilize</text:span> a collection of pre-compiled binary packages in “pkg.tar.xz” format for installation by <text:span text:style-name="T15">the “</text:span>pacman” <text:span text:style-name="T15">package manager</text:span>, <text:span text:style-name="T15">and/or pre-compiled binary packages in “deb” format for installation by the “dpkg” package manager. In addition, the script requires internet access so that it can download other packages as needed. This script is designed to configure and install packages compiled for 64-bit systems only, and some of the changes are intended to alter configurations only relevant to the KDE or XFCE desktop environments.</text:span></text:p>
      <text:p text:style-name="P13"><text:span text:style-name="T17">This script makes</text:span><text:span text:style-name="T8"> numerous changes to your system</text:span> – <text:span text:style-name="T3">including the </text:span><text:span text:style-name="T10">installation</text:span><text:span text:style-name="T3"> of </text:span><text:span text:style-name="T10">binary packages</text:span><text:span text:style-name="T3"> and the use of </text:span><text:span text:style-name="T10">unofficial repositories</text:span><text:span text:style-name="T8">.</text:span> <text:span text:style-name="T15">It also sets up symlinks that will work only if the source directories exist. </text:span>As such, <text:span text:style-name="T16">if you intend to use this script,</text:span> <text:span text:style-name="T8">you should </text:span><text:span text:style-name="T11">inspect all of it, </text:span><text:span text:style-name="T8">understand what it does, and alter it to suit your tastes or needs</text:span>. </text:p>
      <text:p text:style-name="P13"><text:span text:style-name="T3">I am </text:span><text:span text:style-name="T10">not responsible for any damage</text:span><text:span text:style-name="T3"> this script may do to your system, your data, your hardware, your life or your mental state.</text:span></text:p>
      <text:p text:style-name="P4"/>
      <text:p text:style-name="P17">** <text:span text:style-name="T5">Translation for those unable or unwilling to read between the lines...</text:span></text:p>
      <text:p text:style-name="P5"><text:span text:style-name="T4">This script implements</text:span> changes <text:span text:style-name="T8">I </text:span><text:span text:style-name="T9">alone</text:span> fancy. They <text:span text:style-name="T2">include</text:span> configurations that <text:span text:style-name="T8">I find useful</text:span>, <text:span text:style-name="T2">and </text:span>packages that <text:span text:style-name="T8">I feel are indispensable</text:span>. <text:span text:style-name="T2">Syntax and coding choices reflect what </text:span><text:span text:style-name="T9">I find most useful </text:span><text:span text:style-name="T2">with regard to simplicity, clarity and ease of future alteration. This all works for </text:span><text:span text:style-name="T9">ME</text:span><text:span text:style-name="T2">, in a way that makes sense to </text:span><text:span text:style-name="T9">ME</text:span><text:span text:style-name="T2">. </text:span><text:span text:style-name="T9">I don’t expect anyone to agree with, endorse or accept these </text:span><text:span text:style-name="T12">choices</text:span><text:span text:style-name="T9">.</text:span><text:span text:style-name="T2"> In fact, I think you’d be better served by implementing a version of this script that reflects your own tastes and preferences. </text:span></text:p>
      <text:p text:style-name="P8">I am sharing this in the spirit of openness. I am sharing this with the desire to contribute in some small way to the greater good. Mostly, however, I am sharing this because a friend said “Hey, that’s kinda cool... how did you do that?”</text:p>
      <text:p text:style-name="P6">If you <text:span text:style-name="T4">can use this script (or any part of it) in a way that you consider useful</text:span>, then I’m super happy<text:span text:style-name="T3"> I was able to add value to</text:span> you<text:span text:style-name="T3">r existence</text:span>!</text:p>
      <text:p text:style-name="P7">If you think something <text:span text:style-name="T18">could or </text:span>should be done differently, <text:span text:style-name="T3">go ahead and </text:span>do it however you think it should be done. </text:p>
      <text:p text:style-name="P8"/>
      <text:p text:style-name="P19"><text:span text:style-name="T20">**** </text:span><text:span text:style-name="T6">Translation for those </text:span><text:span text:style-name="T7">who still haven’t picked up what I’m putting down...</text:span></text:p>
      <text:p text:style-name="P9"><text:span text:style-name="T18">Feel free to use anything you find useful, but realize that y</text:span>our feedback is neither required nor desired. </text:p>
      <text:p text:style-name="P23">If you believe this script can be improved, simplified or otherwise amended so as to increase its functionality or execution, you are free to apply said changes to your own implementation.</text:p>
      <text:p text:style-name="P24">If you believe that I have any interest in hearing about your ideas or opinions, then by all means do kindly go fuck yourself. </text:p>
      <text:p text:style-name="P25">Opinions (as they say) are like assholes – and I’ve got one already, thanks!</text:p>
      <text:p text:style-name="P10"><text:span text:style-name="T19">Buh-Bye</text:span>!</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j f</meta:initial-creator>
    <meta:creation-date>2016-09-12T10:18:50.006573673</meta:creation-date>
    <dc:date>2016-09-12T12:52:16.845218596</dc:date>
    <dc:creator>josepj f</dc:creator>
    <meta:editing-duration>PT8M26S</meta:editing-duration>
    <meta:editing-cycles>2</meta:editing-cycles>
    <meta:generator>LibreOfficeDev/5.2.0.0.beta2$Linux_X86_64 LibreOffice_project/ae12e6f168ba39f137fc110174a37c482ce68fa4</meta:generator>
    <meta:document-statistic meta:table-count="0" meta:image-count="0" meta:object-count="0" meta:page-count="1" meta:paragraph-count="23" meta:word-count="741" meta:character-count="4423" meta:non-whitespace-character-count="3695"/>
  </office:meta>
</office:document-meta>
</file>